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0ff9a4" officeooo:paragraph-rsid="000ff9a4"/>
    </style:style>
    <style:style style:name="P4" style:family="paragraph" style:parent-style-name="Standard">
      <style:paragraph-properties fo:text-align="start" style:justify-single-word="false"/>
      <style:text-properties officeooo:rsid="00108dc3" officeooo:paragraph-rsid="00108dc3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08dc3" officeooo:paragraph-rsid="00108dc3"/>
    </style:style>
    <style:style style:name="P6" style:family="paragraph" style:parent-style-name="Standard" style:list-style-name="L1">
      <style:paragraph-properties fo:text-align="center" style:justify-single-word="false"/>
      <style:text-properties officeooo:rsid="00108dc3" officeooo:paragraph-rsid="00108dc3"/>
    </style:style>
    <style:style style:name="P7" style:family="paragraph" style:parent-style-name="Standard">
      <style:paragraph-properties fo:text-align="center" style:justify-single-word="false"/>
      <style:text-properties officeooo:rsid="00108dc3" officeooo:paragraph-rsid="00108dc3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3893a" officeooo:paragraph-rsid="0013893a"/>
    </style:style>
    <style:style style:name="P9" style:family="paragraph" style:parent-style-name="Standard">
      <style:paragraph-properties fo:text-align="start" style:justify-single-word="false"/>
      <style:text-properties officeooo:rsid="0013893a" officeooo:paragraph-rsid="0013893a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56330" officeooo:paragraph-rsid="00156330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81e0d" officeooo:paragraph-rsid="0019f910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181e0d" officeooo:paragraph-rsid="00181e0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56330" officeooo:paragraph-rsid="00156330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56330" officeooo:paragraph-rsid="00169425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69425" officeooo:paragraph-rsid="00169425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81e0d" officeooo:paragraph-rsid="00181e0d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9f910" officeooo:paragraph-rsid="0019f910" style:font-weight-asian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weight="normal" officeooo:rsid="0019f910" officeooo:paragraph-rsid="0019f910" style:font-weight-asian="normal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weight="normal" officeooo:rsid="0019f910" officeooo:paragraph-rsid="0019f910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a8d10" officeooo:paragraph-rsid="001a8d10" style:font-weight-asian="normal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fo:font-weight="normal" officeooo:rsid="001a8d10" officeooo:paragraph-rsid="001a8d10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tyle="normal" fo:font-weight="bold" officeooo:rsid="001d4df0" officeooo:paragraph-rsid="001d4df0" style:font-style-asian="normal" style:font-weight-asian="bold" style:font-style-complex="normal" style:font-weight-complex="bold"/>
    </style:style>
    <style:style style:name="P2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officeooo:rsid="00108dc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3893a"/>
    </style:style>
    <style:style style:name="T4" style:family="text">
      <style:text-properties officeooo:rsid="0015633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69425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style:font-name="Liberation Serif1" fo:font-style="normal" fo:font-weight="bold" officeooo:rsid="00169425" style:font-style-asian="normal" style:font-weight-asian="bold" style:font-style-complex="normal" style:font-weight-complex="bold"/>
    </style:style>
    <style:style style:name="T11" style:family="text">
      <style:text-properties style:font-name="Liberation Serif1" fo:font-style="normal" fo:font-weight="bold" officeooo:rsid="00181e0d" style:font-style-asian="normal" style:font-weight-asian="bold" style:font-style-complex="normal" style:font-weight-complex="bold"/>
    </style:style>
    <style:style style:name="T12" style:family="text">
      <style:text-properties style:font-name="Liberation Serif1" fo:font-style="normal" style:font-style-asian="normal" style:font-style-complex="normal"/>
    </style:style>
    <style:style style:name="T13" style:family="text">
      <style:text-properties style:font-name="Liberation Serif1" fo:font-style="normal" officeooo:rsid="00181e0d" style:font-style-asian="normal" style:font-style-complex="normal"/>
    </style:style>
    <style:style style:name="T14" style:family="text">
      <style:text-properties style:font-name="Liberation Serif1" fo:font-style="normal" style:font-name-asian="Liberation Serif1" style:font-style-asian="normal" style:font-name-complex="Liberation Serif1" style:font-style-complex="normal"/>
    </style:style>
    <style:style style:name="T15" style:family="text">
      <style:text-properties style:font-name="Liberation Serif1" fo:font-style="normal" style:font-name-asian="AR PL SungtiL GB" style:font-style-asian="normal" style:font-name-complex="Lohit Devanagari" style:font-style-complex="normal"/>
    </style:style>
    <style:style style:name="T16" style:family="text">
      <style:text-properties style:font-name="Liberation Serif1" fo:font-style="normal" officeooo:rsid="00181e0d" style:font-name-asian="AR PL SungtiL GB" style:font-style-asian="normal" style:font-name-complex="Lohit Devanagari" style:font-style-complex="normal"/>
    </style:style>
    <style:style style:name="T17" style:family="text">
      <style:text-properties style:font-name="Liberation Serif1" fo:font-style="normal" style:text-underline-style="none" style:font-name-asian="AR PL SungtiL GB" style:font-style-asian="normal" style:font-name-complex="Lohit Devanagari" style:font-style-complex="normal"/>
    </style:style>
    <style:style style:name="T18" style:family="text">
      <style:text-properties style:font-name="Liberation Serif1" style:text-underline-style="none" style:font-name-asian="AR PL SungtiL GB" style:font-name-complex="Lohit Devanagari"/>
    </style:style>
    <style:style style:name="T19" style:family="text">
      <style:text-properties style:font-name="Liberation Serif" fo:font-style="normal" style:font-style-asian="normal" style:font-style-complex="normal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8cm" fo:padding-right="0.268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cm" svg:stroke-color="#ffffff" draw:marker-start="" draw:marker-start-width="0.199cm" draw:marker-start-center="false" draw:marker-end="" draw:marker-end-width="0.199cm" draw:marker-end-center="false" svg:stroke-opacity="100%" draw:fill="none" draw:fill-color="#729fcf" draw:textarea-horizontal-align="justify" draw:textarea-vertical-align="middle" draw:auto-grow-height="false" fo:min-height="0.55cm" fo:min-width="1.9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ffffff" draw:marker-start="" draw:marker-start-width="0.199cm" draw:marker-start-center="false" draw:marker-end="" draw:marker-end-width="0.199cm" draw:marker-end-center="false" svg:stroke-opacity="100%" draw:fill="none" draw:fill-color="#729fcf" draw:textarea-horizontal-align="justify" draw:textarea-vertical-align="middle" draw:auto-grow-height="false" fo:min-height="0.351cm" fo:min-width="0.0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ffffff" draw:marker-start="" draw:marker-start-width="0.199cm" draw:marker-start-center="false" draw:marker-end="" draw:marker-end-width="0.199cm" draw:marker-end-center="false" svg:stroke-opacity="100%" draw:fill="none" draw:fill-color="#729fcf" draw:textarea-horizontal-align="justify" draw:textarea-vertical-align="middle" draw:auto-grow-height="false" fo:min-height="0.549cm" fo:min-width="0.0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8cm" fo:padding-right="0.268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ffffff" draw:marker-start="" draw:marker-start-width="0.199cm" draw:marker-start-center="false" draw:marker-end="" draw:marker-end-width="0.199cm" draw:marker-end-center="false" svg:stroke-opacity="100%" draw:fill="none" draw:fill-color="#729fcf" draw:textarea-horizontal-align="justify" draw:textarea-vertical-align="middle" draw:auto-grow-height="false" fo:min-height="0.55cm" fo:min-width="1.2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ffffff" draw:marker-start="" draw:marker-start-width="0.199cm" draw:marker-start-center="false" draw:marker-end="" draw:marker-end-width="0.199cm" draw:marker-end-center="false" svg:stroke-opacity="100%" draw:fill="none" draw:fill-color="#729fcf" draw:textarea-horizontal-align="justify" draw:textarea-vertical-align="middle" draw:auto-grow-height="false" fo:min-height="0.349cm" fo:min-width="0.0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ffffff" draw:marker-start="" draw:marker-start-width="0.199cm" draw:marker-start-center="false" draw:marker-end="" draw:marker-end-width="0.199cm" draw:marker-end-center="false" svg:stroke-opacity="100%" draw:fill="none" draw:fill-color="#729fcf" draw:textarea-horizontal-align="justify" draw:textarea-vertical-align="middle" draw:auto-grow-height="false" fo:min-height="0.549cm" fo:min-width="0.0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8cm" fo:padding-right="0.268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bleux</text:p>
      <text:p text:style-name="P2"/>
      <text:p text:style-name="P3">Un <text:span text:style-name="T3">método</text:span> para poder verificar si una formula es una tautolog<text:span text:style-name="T3">í</text:span>a, <text:span text:style-name="T3">contradicción</text:span>, que sea <text:span text:style-name="T3">satisfaceble</text:span> o insatisfacible <text:s/>encontrando un estado para el dicha formula sea verdadera o no, es por medio de tablas <text:span text:style-name="T3">semánticas</text:span> o tableux.</text:p>
      <text:p text:style-name="P3"/>
      <text:p text:style-name="P3">Un tableau consiste en crear un arbol, buscando una <text:span text:style-name="T3">interpretación</text:span> para la formula, mediante algunas reglas iniciales.</text:p>
      <text:p text:style-name="P3">Dentro de las reglas iniciales para poder usar el <text:span text:style-name="T3">método</text:span> de Tableau, la formula que queremos analizar no debe contener implicaciones, dobles implicaciones y las negaciones deben de afectar a variables atomicas (¬P,¬(True),¬(False)), por lo que deberemos ocupar equivalencias <text:span text:style-name="T3">lógicas</text:span> <text:span text:style-name="T1">y leyes de DeMorgan</text:span> para pasar de una forma a otra, obteniendo una formula solo con conjunciones, disyunciones <text:span text:style-name="T1">y variables atomicas.</text:span></text:p>
      <text:p text:style-name="P3"/>
      <text:p text:style-name="P4">Debemos cuidar <text:span text:style-name="T3">que </text:span>l<text:span text:style-name="T3">os paréntesis </text:span>la formula no llegue a cambiar el significado de la formula original al transformarla.</text:p>
      <text:p text:style-name="P4"/>
      <text:p text:style-name="P4">Para <text:span text:style-name="T3">construir</text:span> un table<text:span text:style-name="T3">a</text:span>u debemos seguir las siguientes reglas.</text:p>
      <text:p text:style-name="P4"/>
      <text:list xml:id="list1406841170" text:style-name="L1">
        <text:list-item>
          <text:p text:style-name="P5">La formula para que deseamos construir el tableau aparece como <text:span text:style-name="T3">raíz</text:span> del <text:span text:style-name="T3">árbol.</text:span></text:p>
        </text:list-item>
        <text:list-item>
          <text:p text:style-name="P5">Si el conector principal de la formula es una <text:span text:style-name="T3">disyunción</text:span>, (A v B), de la <text:span text:style-name="T3">raíz</text:span> del sub<text:span text:style-name="T3">á</text:span>rbol se abren dos ramas, una pasando la primera formula (A) y para la otra rama la <text:span text:style-name="T3">segunda</text:span> (B)</text:p>
          <text:p text:style-name="P6"><draw:g text:anchor-type="paragraph" draw:z-index="0" draw:name="Forma1" draw:style-name="gr1"><draw:line draw:style-name="gr2" draw:text-style-name="P23" svg:x1="8.278cm" svg:y1="1.152cm" svg:x2="9.278cm" svg:y2="2.252cm"><text:p/></draw:line><draw:custom-shape draw:style-name="gr3" draw:text-style-name="P23" svg:width="2.5cm" svg:height="0.802cm" svg:x="6.978cm" svg:y="0.452cm"><text:p text:style-name="P24"><text:span text:style-name="T20">A v B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23" svg:width="0.6cm" svg:height="0.602cm" svg:x="6.678cm" svg:y="2.251cm"><text:p text:style-name="P24"><text:span text:style-name="T20">A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" draw:text-style-name="P23" svg:width="0.6cm" svg:height="0.8cm" svg:x="8.978cm" svg:y="2.152cm"><text:p text:style-name="P24"><text:span text:style-name="T20">B</text:span></text:p><draw:enhanced-geometry svg:viewBox="0 0 21600 21600" draw:type="rectangle" draw:enhanced-path="M 0 0 L 21600 0 21600 21600 0 21600 0 0 Z N"/></draw:custom-shape><draw:line draw:style-name="gr6" draw:text-style-name="P23" svg:x1="8.178cm" svg:y1="1.152cm" svg:x2="7.178cm" svg:y2="2.252cm"><text:p/></draw:line></draw:g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xml:id="list152518854247115" text:continue-numbering="true" text:style-name="L1">
        <text:list-item>
          <text:p text:style-name="P8">Si la formula en el subárbol en el que nos encontremos es una conjunción (A ^ B), se coloca un operador como hijo del otro.</text:p>
        </text:list-item>
      </text:list>
      <text:p text:style-name="P4"><draw:g text:anchor-type="paragraph" draw:z-index="1" draw:name="Forma2" draw:style-name="gr1"><draw:custom-shape draw:style-name="gr7" draw:text-style-name="P23" svg:width="1.8cm" svg:height="0.802cm" svg:x="7.408cm" svg:y="0.303cm"><text:p text:style-name="P24"><text:span text:style-name="T20">A </text:span><text:span text:style-name="T20">^</text:span><text:span text:style-name="T20"> </text:span><text:span text:style-name="T20">B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" draw:text-style-name="P23" svg:width="0.6cm" svg:height="0.6cm" svg:x="8.008cm" svg:y="1.104cm"><text:p text:style-name="P24"><text:span text:style-name="T20">A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9" draw:text-style-name="P23" svg:width="0.6cm" svg:height="0.8cm" svg:x="8.008cm" svg:y="2.603cm"><text:p text:style-name="P24"><text:span text:style-name="T20">B</text:span></text:p><draw:enhanced-geometry svg:viewBox="0 0 21600 21600" draw:type="rectangle" draw:enhanced-path="M 0 0 L 21600 0 21600 21600 0 21600 0 0 Z N"/></draw:custom-shape><draw:line draw:style-name="gr10" draw:text-style-name="P23" svg:x1="8.308cm" svg:y1="1.802cm" svg:x2="8.308cm" svg:y2="2.602cm"><text:p/></draw:lin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Esto cubriria las reglas principales para el desarrollo de un tableau, con esto podemos generar un árbol, <text:span text:style-name="T4">lo siguiente es darle una utilidad al árbol creado.</text:span></text:p>
      <text:p text:style-name="P9"/>
      <text:p text:style-name="P10">Cerrando Ramas</text:p>
      <text:p text:style-name="P13">Cada rama que se creo desde la raíz del tableau hasta la punta de ella, representa un posible estado para nuestra formula.</text:p>
      <text:p text:style-name="P13">Como dijimos anteriormente, nuestras formulas solo pueden constar de conjunciones, disyunciones y formulas atomicas, ya sean negadas o simples, lo que nos puede generar que en el camino de la punta de una rama a su raíz tengamos variables de la forma <text:span text:style-name="T6">P </text:span><text:span text:style-name="T5">y </text:span><text:span text:style-name="T6">¬P </text:span><text:span text:style-name="T7">por lo que ese posible estado de nuestro </text:span><text:soft-page-break/><text:span text:style-name="T7">tableau genera una contradicci</text:span><text:span text:style-name="T8">ó</text:span><text:span text:style-name="T7">n, pues se </text:span><text:span text:style-name="T8">traduciría</text:span><text:span text:style-name="T7"> a (</text:span><text:span text:style-name="T9">P^¬P</text:span><text:span text:style-name="T7">)</text:span><text:span text:style-name="T9"> </text:span><text:span text:style-name="T7">, por lo que todo lo que hay debajo de esta rama no </text:span><text:span text:style-name="T8">podría</text:span><text:span text:style-name="T7"> satisfacer la formula.</text:span></text:p>
      <text:p text:style-name="P14"><text:span text:style-name="T7">Entonces, cada que encontremos una variable atomica y su negada en la misma rama podemos dejar ese camino y no seguir desarrollando, a esto le llamaremos </text:span><text:span text:style-name="T9">Cerrar la rama(</text:span><text:span text:style-name="T10">!!</text:span><text:span text:style-name="T9">).</text:span></text:p>
      <text:p text:style-name="P14"><text:span text:style-name="T7"/></text:p>
      <text:p text:style-name="P15"><text:span text:style-name="T7">Esto nos servira al momento de desarrollar los pasos anteriores, que si encontramos una variable con su complemento en un punto, lo cerremos y dejemos de seguir desarrollando por ese camino, lo que nos ahorrara trabajo al crear el tableau.</text:span></text:p>
      <text:p text:style-name="P15"><text:span text:style-name="T7"/></text:p>
      <text:p text:style-name="P12"><text:span text:style-name="T7">Interpretacion de ramas cerradas</text:span></text:p>
      <text:p text:style-name="P16"><text:span text:style-name="T7">Si todas las ramas quedan cerradas, tenemos que la formula original es una contradiccion, es decir que para todos los posibles estados, no hay alguno que pueda satisfacer a la formula.</text:span></text:p>
      <text:p text:style-name="P16"><text:span text:style-name="T7">Que alguna rama quede abierta, es que podemos dar un estado que satisfaga a la formula original usando interpretaciones.</text:span></text:p>
      <text:p text:style-name="P16"><text:span text:style-name="T7">Por otro lado, si todas las ramas quedan abiertas, no significa que sea una tautologia.</text:span></text:p>
      <text:p text:style-name="P16"><text:span text:style-name="T7">Para comprobar esto, debemos crear un nuevo tableau negando la formula original.</text:span></text:p>
      <text:p text:style-name="P16"><text:span text:style-name="T7">Si en este segundo caso, todas las ramas se cierran, tenemos que la negación de la formula original es una contradicción, lo que significa que la formula original es una tautología.</text:span></text:p>
      <text:p text:style-name="P16"><text:span text:style-name="T7"/></text:p>
      <text:p text:style-name="P12"><text:span text:style-name="T7">Reglas </text:span><text:span text:style-name="T12">α</text:span><text:span text:style-name="T19"> y </text:span><text:span text:style-name="T12">β</text:span></text:p>
      <text:p text:style-name="P17"><text:span text:style-name="T12">Estas reglas nos permitiran ir desarrollando la formula conforme la incluyamos al tableau, lo que hara que si encontramos en algun punto la variable con su complemento, nos detengamos ahi, y no sea necesario pasar toda la formula a su forma que mencionamos anteriormente. Las reglas son las siguientes:</text:span></text:p>
      <text:p text:style-name="P17"><text:span text:style-name="T12"/></text:p>
      <text:p text:style-name="P11"><text:span text:style-name="T12">α-Reglas</text:span></text:p>
      <text:list xml:id="list1015208725" text:style-name="L2">
        <text:list-item>
          <text:p text:style-name="P18"><text:span text:style-name="T19">De A ^ B se deduce A y B</text:span><text:span text:style-name="T11">.--------------</text:span><text:span text:style-name="T13">α</text:span><text:span text:style-name="T12">(1)</text:span></text:p>
        </text:list-item>
        <text:list-item>
          <text:p text:style-name="P18"><text:span text:style-name="T19">De ¬( A v B ) se deduce ¬ A y ¬ B.----</text:span><text:span text:style-name="T13">α</text:span><text:span text:style-name="T12">(2)</text:span></text:p>
        </text:list-item>
        <text:list-item>
          <text:p text:style-name="P18"><text:span text:style-name="T19">De ¬ ( A v B ) se deduce A y ¬ B.------</text:span><text:span text:style-name="T13">α</text:span><text:span text:style-name="T12">(3)</text:span></text:p>
        </text:list-item>
      </text:list>
      <text:p text:style-name="P17"><text:span text:style-name="T19"/></text:p>
      <text:p text:style-name="P11"><text:span text:style-name="T12">β-Reglas</text:span></text:p>
      <text:list xml:id="list2229625578" text:style-name="L3">
        <text:list-item>
          <text:p text:style-name="P19"><text:span text:style-name="T12">De A v B se deduce A y, en una rama separada, B. ---------------</text:span><text:span text:style-name="T13">β</text:span><text:span text:style-name="T12">(1)</text:span></text:p>
        </text:list-item>
        <text:list-item>
          <text:p text:style-name="P19"><text:span text:style-name="T12">De ¬ ( A ^ <text:s/>B ) se deduce ¬ A y, en una rama separada, ¬ B.----</text:span><text:span text:style-name="T13">β</text:span><text:span text:style-name="T12">(2)</text:span></text:p>
        </text:list-item>
        <text:list-item>
          <text:p text:style-name="P19"><text:span text:style-name="T12">De A </text:span><text:span text:style-name="T14">→</text:span><text:span text:style-name="T15"> B se deduce ¬A y, <text:s/>en otra rama separada, B.-----------</text:span><text:span text:style-name="T16">β</text:span><text:span text:style-name="T15">(3)</text:span></text:p>
        </text:list-item>
      </text:list>
      <text:p text:style-name="P20"><text:span text:style-name="T15"/></text:p>
      <text:p text:style-name="P20"><text:span text:style-name="T15">Por ultimo es la regla de cierre que hace alucion al cerrar ramas.</text:span></text:p>
      <text:list xml:id="list374112050" text:style-name="L4">
        <text:list-item>
          <text:p text:style-name="P21"><text:span text:style-name="T15">Cerrar cualquier rama que tenga A y ¬ A (Para cualquier A), o bien tenga ¬ True o False.</text:span></text:p>
        </text:list-item>
      </text:list>
      <text:p text:style-name="P20"><text:span text:style-name="T17"/></text:p>
      <text:p text:style-name="P22"><text:span text:style-name="T18">Desarrollo de la implementaición.</text:span></text:p>
      <text:p text:style-name="P22"><text:span text:style-name="T18">(..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3:04:49.481759945</meta:creation-date>
    <dc:date>2019-03-18T15:25:17.641746201</dc:date>
    <meta:editing-duration>PT1H7M44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35" meta:word-count="715" meta:character-count="4033" meta:non-whitespace-character-count="3366"/>
  </office:meta>
</office:document-meta>
</file>